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00000004008A0A077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553cm, 9.423cm, 4.369cm, 4.03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94cm" svg:height="19.59cm" svg:x="1cm" svg:y="1cm">
          <draw:image xlink:href="Pictures/1000000000000500000004008A0A07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10:25:47.235000000</meta:creation-date>
    <meta:print-date>2015-03-10T10:28:26.369000000</meta:print-date>
    <dc:date>2015-03-10T11:54:22.801000000</dc:date>
    <meta:editing-duration>PT1H13M25S</meta:editing-duration>
    <meta:editing-cycles>1</meta:editing-cycles>
    <meta:document-statistic meta:object-count="1"/>
    <meta:generator>LibreOffice/4.3.6.2$Windows_x86 LibreOffice_project/d50a87b2e514536ed401c18000dad4660b6a169e</meta:generator>
  </office:meta>
</office:document-meta>
</file>